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60pt" style:font-size-asian="60pt" style:font-size-complex="60pt"/>
    </style:style>
    <style:style style:name="P2" style:family="paragraph" style:parent-style-name="Standard">
      <style:paragraph-properties fo:text-align="start" style:justify-single-word="false"/>
      <style:text-properties style:font-name="Trebuchet MS" fo:font-size="28pt" style:font-size-asian="28pt" style:font-size-complex="2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REMZAK</text:p>
      <text:p text:style-name="P1"/>
      <text:p text:style-name="P1"/>
      <text:p text:style-name="P1"/>
      <text:p text:style-name="P1"/>
      <text:p text:style-name="P1"/>
      <text:p text:style-name="P1"/>
      <text:p text:style-name="P1"/>
      <text:p text:style-name="P1"/>
      <text:p text:style-name="P2"/>
      <text:p text:style-name="P2"><text:soft-page-break/>Matt: <text:s/>Ok, if Ayatollah's aides could assist him in being in tune with what is being said quickly, that is how we do things here. <text:s/>Let us begin, however, some of those in the audience have a few things to say indeed!</text:p>
      <text:p text:style-name="P2"/>
      <text:p text:style-name="P2">Karna Djinn: <text:s/>I promote my knowledge right away, I am Iblis and know that one well, he will not escape me here, indeed Sayef as they call you, do know we know you here as Omukah, the chosen servant of us. <text:s/>Is this fair to argue, Omukah?</text:p>
      <text:p text:style-name="P2"/>
      <text:p text:style-name="P2">Bolumeh: <text:s/>We consider that one an enemy, and do entail his unfolding badly.</text:p>
      <text:p text:style-name="P2"/>
      <text:p text:style-name="P2">Salissuh: <text:s/>We persecute this one in <text:soft-page-break/>knowledge, know we honor his respect of the dark concepts and someone will answer for what transpires in dark lands now!</text:p>
      <text:p text:style-name="P2"/>
      <text:p text:style-name="P2">Matt: <text:s/>You are beholden to the Unseen, who comes to purify you. <text:s/>What is the opening statement of the Ayatollah here?</text:p>
      <text:p text:style-name="P2"/>
      <text:p text:style-name="P2">Ayatollah: <text:s/>We feel mislead on the subject, for we see other things taking place in the documents provided. <text:s text:c="2"/>Know one way or another I will have an answer, what is the love of Inukshumurti among devils?</text:p>
      <text:p text:style-name="P2"/>
      <text:p text:style-name="P2">Beluseh: <text:s/>We promote it, others do not, for they see it foolish on some level.</text:p>
      <text:p text:style-name="P2"><text:soft-page-break/></text:p>
      <text:p text:style-name="P2">Matt: <text:s/>I suppose it's only fair to say, it is for some and in it's way rough indeed. <text:s/>But you have your answer, Ayatollah, would you have another?</text:p>
      <text:p text:style-name="P2"/>
      <text:p text:style-name="P2">Ayatollah: <text:s/>Do you trade amongst yourselves?</text:p>
      <text:p text:style-name="P2"/>
      <text:p text:style-name="P2">Matt: <text:s/>None respond, they do not approve of you that much, it seems. <text:s/>Would there be another question?</text:p>
      <text:p text:style-name="P2"/>
      <text:p text:style-name="P2">Ayatollah: <text:s/>I guess it would be fair to say I have done some regrettable things in the name of service, but I do render my faith today, know it plain devils!</text:p>
      <text:p text:style-name="P2"/>
      <text:p text:style-name="P2">Shamusu: <text:s/>We argue that of you, you <text:soft-page-break/>consider yourself a liar, and do this to promote your way with others.</text:p>
      <text:p text:style-name="P2"/>
      <text:p text:style-name="P2">Ayatollah: <text:s/>No further questions, I see what I get myself into!</text:p>
      <text:p text:style-name="P2"/>
      <text:p text:style-name="P2">Matt: <text:s/>And I guess that ends that. <text:s/>Thank you all for participating, I'll close the document 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26T11:18:59.40</meta:creation-date>
    <meta:document-statistic meta:table-count="0" meta:image-count="0" meta:object-count="0" meta:page-count="5" meta:paragraph-count="15" meta:word-count="333" meta:character-count="1803"/>
    <dc:date>2022-09-26T11:30:03.82</dc:date>
    <meta:editing-duration>PT11M5S</meta:editing-duration>
    <meta:editing-cycles>1</meta:editing-cycles>
    <meta:generator>OpenOffice/4.1.8$Win32 OpenOffice.org_project/418m3$Build-9803</meta:generator>
  </office:meta>
</office:document-meta>
</file>